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erif" svg:font-family="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451cc" officeooo:paragraph-rsid="001451cc"/>
    </style:style>
    <style:style style:name="P2" style:family="paragraph" style:parent-style-name="Standard">
      <style:text-properties officeooo:rsid="00169819" officeooo:paragraph-rsid="00169819"/>
    </style:style>
    <style:style style:name="P3" style:family="paragraph" style:parent-style-name="Standard">
      <style:text-properties officeooo:rsid="0017ba45" officeooo:paragraph-rsid="0017ba45"/>
    </style:style>
    <style:style style:name="P4" style:family="paragraph" style:parent-style-name="Standard">
      <style:text-properties officeooo:rsid="00180767" officeooo:paragraph-rsid="00180767"/>
    </style:style>
    <style:style style:name="P5" style:family="paragraph" style:parent-style-name="Standard">
      <style:text-properties officeooo:rsid="0019746c" officeooo:paragraph-rsid="0019746c"/>
    </style:style>
    <style:style style:name="P6" style:family="paragraph" style:parent-style-name="Standard">
      <style:text-properties officeooo:rsid="0019eba6" officeooo:paragraph-rsid="0019eba6"/>
    </style:style>
    <style:style style:name="P7" style:family="paragraph" style:parent-style-name="Standard">
      <style:text-properties officeooo:rsid="001a0f65" officeooo:paragraph-rsid="001a0f65"/>
    </style:style>
    <style:style style:name="P8" style:family="paragraph" style:parent-style-name="Standard">
      <style:text-properties officeooo:rsid="001bc2a2" officeooo:paragraph-rsid="001bc2a2"/>
    </style:style>
    <style:style style:name="P9" style:family="paragraph" style:parent-style-name="Standard">
      <style:text-properties officeooo:rsid="001d0799" officeooo:paragraph-rsid="001d0799"/>
    </style:style>
    <style:style style:name="P10" style:family="paragraph" style:parent-style-name="Standard">
      <style:text-properties officeooo:rsid="001d9710" officeooo:paragraph-rsid="001d9710"/>
    </style:style>
    <style:style style:name="P11" style:family="paragraph" style:parent-style-name="Standard">
      <style:text-properties officeooo:rsid="001ed726" officeooo:paragraph-rsid="001ed726"/>
    </style:style>
    <style:style style:name="P12" style:family="paragraph" style:parent-style-name="Standard">
      <style:text-properties officeooo:rsid="001f40ab" officeooo:paragraph-rsid="001f40ab"/>
    </style:style>
    <style:style style:name="P13" style:family="paragraph" style:parent-style-name="Standard">
      <style:text-properties officeooo:rsid="0020e018" officeooo:paragraph-rsid="0020e018"/>
    </style:style>
    <style:style style:name="P14" style:family="paragraph" style:parent-style-name="Standard">
      <style:text-properties officeooo:rsid="0022e543" officeooo:paragraph-rsid="0022e543"/>
    </style:style>
    <style:style style:name="P15" style:family="paragraph" style:parent-style-name="Standard">
      <style:text-properties officeooo:rsid="0024a095" officeooo:paragraph-rsid="0024a095"/>
    </style:style>
    <style:style style:name="T1" style:family="text">
      <style:text-properties officeooo:rsid="00225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1020: øvingsoppgaver uke 1</text:p>
      <text:p text:style-name="P1"/>
      <text:p text:style-name="P2"><text:span text:style-name="T1">Oppgave </text:span>1</text:p>
      <text:p text:style-name="P2">a)</text:p>
      <text:p text:style-name="P2">Gmail</text:p>
      <text:p text:style-name="P5">Youtube</text:p>
      <text:p text:style-name="P2">Microsoft</text:p>
      <text:p text:style-name="P2">Feide</text:p>
      <text:p text:style-name="P3">Facebook</text:p>
      <text:p text:style-name="P3">twitter</text:p>
      <text:p text:style-name="P3">steam</text:p>
      <text:p text:style-name="P4">gog</text:p>
      <text:p text:style-name="P6">reddit</text:p>
      <text:p text:style-name="P8">discord</text:p>
      <text:p text:style-name="P9">Nvidia</text:p>
      <text:p text:style-name="P9"/>
      <text:p text:style-name="P7">etc…</text:p>
      <text:p text:style-name="P7"/>
      <text:p text:style-name="P10">b)</text:p>
      <text:p text:style-name="P11">bilder</text:p>
      <text:p text:style-name="P11">fødselsdato</text:p>
      <text:p text:style-name="P11">likerklikk</text:p>
      <text:p text:style-name="P12">posisjon</text:p>
      <text:p text:style-name="P12"/>
      <text:p text:style-name="P13">c)</text:p>
      <text:p text:style-name="P13"/>
      <text:p text:style-name="P14">Oppgave 2</text:p>
      <text:p text:style-name="P14">a)</text:p>
      <text:p text:style-name="P15">Bilder, likerklikk eller annen informasjon om tjenestebruk ka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erif" svg:font-family="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5:01:18.438669185</meta:creation-date>
    <dc:date>2021-08-30T15:41:59.948167022</dc:date>
    <meta:editing-duration>PT40M34S</meta:editing-duration>
    <meta:editing-cycles>18</meta:editing-cycles>
    <meta:generator>LibreOffice/7.1.5.2$Linux_X86_64 LibreOffice_project/10$Build-2</meta:generator>
    <meta:document-statistic meta:table-count="0" meta:image-count="0" meta:object-count="0" meta:page-count="1" meta:paragraph-count="24" meta:word-count="36" meta:character-count="223" meta:non-whitespace-character-count="211"/>
  </office:meta>
</office:document-meta>
</file>